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962.84pt" svg:y="28.43pt">
            <loext:p draw:notify-on-update-of-ranges="Sheet1.N3:Sheet1.N8 Sheet1.O3:Sheet1.O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2.84pt" svg:y="297.21pt">
            <loext:p draw:notify-on-update-of-ranges="Sheet1.N24:Sheet1.N29 Sheet1.O24:Sheet1.O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TEST1</text:p>
          </table:table-cell>
          <table:table-cell table:style-name="ce1" table:number-columns-repeated="5"/>
          <table:table-cell table:style-name="ce1" office:value-type="string" calcext:value-type="string">
            <text:p>TEST2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Scenario 1</text:p>
          </table:table-cell>
          <table:table-cell table:style-name="ce1" office:value-type="string" calcext:value-type="string">
            <text:p>Scenario 2</text:p>
          </table:table-cell>
          <table:table-cell table:style-name="ce1" office:value-type="string" calcext:value-type="string">
            <text:p>Scenario 3</text:p>
          </table:table-cell>
          <table:table-cell table:style-name="ce1" office:value-type="string" calcext:value-type="string">
            <text:p>Scenario 4</text:p>
          </table:table-cell>
          <table:table-cell table:style-name="ce1" office:value-type="string" calcext:value-type="string">
            <text:p>Scenario 5</text:p>
          </table:table-cell>
          <table:table-cell table:style-name="ce1" office:value-type="string" calcext:value-type="string">
            <text:p>Scenario 6</text:p>
          </table:table-cell>
          <table:table-cell table:style-name="ce1" office:value-type="string" calcext:value-type="string">
            <text:p>Scenario 1</text:p>
          </table:table-cell>
          <table:table-cell table:style-name="ce1" office:value-type="string" calcext:value-type="string">
            <text:p>Scenario 2</text:p>
          </table:table-cell>
          <table:table-cell table:style-name="ce1" office:value-type="string" calcext:value-type="string">
            <text:p>Scenario 3</text:p>
          </table:table-cell>
          <table:table-cell table:style-name="ce1" office:value-type="string" calcext:value-type="string">
            <text:p>Scenario 4</text:p>
          </table:table-cell>
          <table:table-cell table:style-name="ce1" office:value-type="string" calcext:value-type="string">
            <text:p>Scenario 5</text:p>
          </table:table-cell>
          <table:table-cell table:style-name="ce1" office:value-type="string" calcext:value-type="string">
            <text:p>Scenario 6</text:p>
          </table:table-cell>
          <table:table-cell table:number-columns-repeated="3"/>
        </table:table-row>
        <table:table-row table:style-name="ro1">
          <table:table-cell office:value-type="float" office:value="0.00078282" calcext:value-type="float">
            <text:p>0.00078282</text:p>
          </table:table-cell>
          <table:table-cell office:value-type="float" office:value="0.00079174" calcext:value-type="float">
            <text:p>0.00079174</text:p>
          </table:table-cell>
          <table:table-cell office:value-type="float" office:value="0.00085708" calcext:value-type="float">
            <text:p>0.00085708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81292" calcext:value-type="float">
            <text:p>0.00081292</text:p>
          </table:table-cell>
          <table:table-cell office:value-type="float" office:value="0.00081962" calcext:value-type="float">
            <text:p>0.00081962</text:p>
          </table:table-cell>
          <table:table-cell office:value-type="float" office:value="0.00047304" calcext:value-type="float">
            <text:p>0.00047304</text:p>
          </table:table-cell>
          <table:table-cell office:value-type="float" office:value="0.00081792" calcext:value-type="float">
            <text:p>0.00081792</text:p>
          </table:table-cell>
          <table:table-cell office:value-type="float" office:value="0.00080596" calcext:value-type="float">
            <text:p>0.00080596</text:p>
          </table:table-cell>
          <table:table-cell office:value-type="float" office:value="0.00077822" calcext:value-type="float">
            <text:p>0.00077822</text:p>
          </table:table-cell>
          <table:table-cell office:value-type="float" office:value="0.00080866" calcext:value-type="float">
            <text:p>0.00080866</text:p>
          </table:table-cell>
          <table:table-cell office:value-type="float" office:value="0.00077398" calcext:value-type="float">
            <text:p>0.0007739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3:.A3])/1" office:value-type="float" office:value="0.00078282" calcext:value-type="float">
            <text:p>0.00078282</text:p>
          </table:table-cell>
        </table:table-row>
        <table:table-row table:style-name="ro1">
          <table:table-cell/>
          <table:table-cell office:value-type="float" office:value="0.00075406" calcext:value-type="float">
            <text:p>0.00075406</text:p>
          </table:table-cell>
          <table:table-cell office:value-type="float" office:value="0.00085742" calcext:value-type="float">
            <text:p>0.00085742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78676" calcext:value-type="float">
            <text:p>0.00078676</text:p>
          </table:table-cell>
          <table:table-cell office:value-type="float" office:value="0.00079874" calcext:value-type="float">
            <text:p>0.00079874</text:p>
          </table:table-cell>
          <table:table-cell office:value-type="float" office:value="0.00026688" calcext:value-type="float">
            <text:p>0.00026688</text:p>
          </table:table-cell>
          <table:table-cell office:value-type="float" office:value="0.00082462" calcext:value-type="float">
            <text:p>0.00082462</text:p>
          </table:table-cell>
          <table:table-cell office:value-type="float" office:value="0.00078804" calcext:value-type="float">
            <text:p>0.00078804</text:p>
          </table:table-cell>
          <table:table-cell office:value-type="float" office:value="0.00081358" calcext:value-type="float">
            <text:p>0.00081358</text:p>
          </table:table-cell>
          <table:table-cell office:value-type="float" office:value="0.00080522" calcext:value-type="float">
            <text:p>0.00080522</text:p>
          </table:table-cell>
          <table:table-cell office:value-type="float" office:value="0.00078124" calcext:value-type="float">
            <text:p>0.000781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3:.B22])/20" office:value-type="float" office:value="0.000786467" calcext:value-type="float">
            <text:p>0.000786467</text:p>
          </table:table-cell>
        </table:table-row>
        <table:table-row table:style-name="ro1">
          <table:table-cell/>
          <table:table-cell office:value-type="float" office:value="0.00077518" calcext:value-type="float">
            <text:p>0.00077518</text:p>
          </table:table-cell>
          <table:table-cell office:value-type="float" office:value="0.00076768" calcext:value-type="float">
            <text:p>0.00076768</text:p>
          </table:table-cell>
          <table:table-cell office:value-type="float" office:value="0.00077606" calcext:value-type="float">
            <text:p>0.00077606</text:p>
          </table:table-cell>
          <table:table-cell office:value-type="float" office:value="0.00072904" calcext:value-type="float">
            <text:p>0.00072904</text:p>
          </table:table-cell>
          <table:table-cell office:value-type="float" office:value="0.0007929" calcext:value-type="float">
            <text:p>0.0007929</text:p>
          </table:table-cell>
          <table:table-cell office:value-type="float" office:value="0.00047278" calcext:value-type="float">
            <text:p>0.00047278</text:p>
          </table:table-cell>
          <table:table-cell office:value-type="float" office:value="0.00086692" calcext:value-type="float">
            <text:p>0.00086692</text:p>
          </table:table-cell>
          <table:table-cell office:value-type="float" office:value="0.00077794" calcext:value-type="float">
            <text:p>0.00077794</text:p>
          </table:table-cell>
          <table:table-cell office:value-type="float" office:value="0.00080782" calcext:value-type="float">
            <text:p>0.00080782</text:p>
          </table:table-cell>
          <table:table-cell office:value-type="float" office:value="0.00079682" calcext:value-type="float">
            <text:p>0.00079682</text:p>
          </table:table-cell>
          <table:table-cell office:value-type="float" office:value="0.0007799" calcext:value-type="float">
            <text:p>0.000779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C3:.C42])/40" office:value-type="float" office:value="0.000791999" calcext:value-type="float">
            <text:p>0.000791999</text:p>
          </table:table-cell>
        </table:table-row>
        <table:table-row table:style-name="ro1">
          <table:table-cell/>
          <table:table-cell office:value-type="float" office:value="0.000771" calcext:value-type="float">
            <text:p>0.000771</text:p>
          </table:table-cell>
          <table:table-cell office:value-type="float" office:value="0.0007684" calcext:value-type="float">
            <text:p>0.0007684</text:p>
          </table:table-cell>
          <table:table-cell office:value-type="float" office:value="0.00080674" calcext:value-type="float">
            <text:p>0.00080674</text:p>
          </table:table-cell>
          <table:table-cell office:value-type="float" office:value="0.00068804" calcext:value-type="float">
            <text:p>0.00068804</text:p>
          </table:table-cell>
          <table:table-cell office:value-type="float" office:value="0.00077086" calcext:value-type="float">
            <text:p>0.00077086</text:p>
          </table:table-cell>
          <table:table-cell office:value-type="float" office:value="0.00054696" calcext:value-type="float">
            <text:p>0.00054696</text:p>
          </table:table-cell>
          <table:table-cell office:value-type="float" office:value="0.0007708" calcext:value-type="float">
            <text:p>0.0007708</text:p>
          </table:table-cell>
          <table:table-cell office:value-type="float" office:value="0.0008009" calcext:value-type="float">
            <text:p>0.0008009</text:p>
          </table:table-cell>
          <table:table-cell office:value-type="float" office:value="0.00078922" calcext:value-type="float">
            <text:p>0.00078922</text:p>
          </table:table-cell>
          <table:table-cell office:value-type="float" office:value="0.00078114" calcext:value-type="float">
            <text:p>0.00078114</text:p>
          </table:table-cell>
          <table:table-cell office:value-type="float" office:value="0.00078792" calcext:value-type="float">
            <text:p>0.0007879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UM([.D3:.D62])/60" office:value-type="float" office:value="0.000792582333333333" calcext:value-type="float">
            <text:p>0.000792582333333</text:p>
          </table:table-cell>
        </table:table-row>
        <table:table-row table:style-name="ro1">
          <table:table-cell/>
          <table:table-cell office:value-type="float" office:value="0.0007927" calcext:value-type="float">
            <text:p>0.0007927</text:p>
          </table:table-cell>
          <table:table-cell office:value-type="float" office:value="0.00078858" calcext:value-type="float">
            <text:p>0.00078858</text:p>
          </table:table-cell>
          <table:table-cell office:value-type="float" office:value="0.0007423" calcext:value-type="float">
            <text:p>0.0007423</text:p>
          </table:table-cell>
          <table:table-cell office:value-type="float" office:value="0.00082882" calcext:value-type="float">
            <text:p>0.00082882</text:p>
          </table:table-cell>
          <table:table-cell office:value-type="float" office:value="0.00079236" calcext:value-type="float">
            <text:p>0.00079236</text:p>
          </table:table-cell>
          <table:table-cell office:value-type="float" office:value="0.00053306" calcext:value-type="float">
            <text:p>0.00053306</text:p>
          </table:table-cell>
          <table:table-cell office:value-type="float" office:value="0.00079062" calcext:value-type="float">
            <text:p>0.00079062</text:p>
          </table:table-cell>
          <table:table-cell office:value-type="float" office:value="0.00079532" calcext:value-type="float">
            <text:p>0.00079532</text:p>
          </table:table-cell>
          <table:table-cell office:value-type="float" office:value="0.00075404" calcext:value-type="float">
            <text:p>0.00075404</text:p>
          </table:table-cell>
          <table:table-cell office:value-type="float" office:value="0.00078162" calcext:value-type="float">
            <text:p>0.00078162</text:p>
          </table:table-cell>
          <table:table-cell office:value-type="float" office:value="0.0007916" calcext:value-type="float">
            <text:p>0.000791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SUM([.E3:.E82])/80" office:value-type="float" office:value="0.00076214925" calcext:value-type="float">
            <text:p>0.00076214925</text:p>
          </table:table-cell>
        </table:table-row>
        <table:table-row table:style-name="ro1">
          <table:table-cell/>
          <table:table-cell office:value-type="float" office:value="0.00081378" calcext:value-type="float">
            <text:p>0.00081378</text:p>
          </table:table-cell>
          <table:table-cell office:value-type="float" office:value="0.00078062" calcext:value-type="float">
            <text:p>0.00078062</text:p>
          </table:table-cell>
          <table:table-cell office:value-type="float" office:value="0.0008669" calcext:value-type="float">
            <text:p>0.0008669</text:p>
          </table:table-cell>
          <table:table-cell office:value-type="float" office:value="0.00074164" calcext:value-type="float">
            <text:p>0.00074164</text:p>
          </table:table-cell>
          <table:table-cell office:value-type="float" office:value="0.00076868" calcext:value-type="float">
            <text:p>0.00076868</text:p>
          </table:table-cell>
          <table:table-cell office:value-type="float" office:value="0.00049626" calcext:value-type="float">
            <text:p>0.00049626</text:p>
          </table:table-cell>
          <table:table-cell office:value-type="float" office:value="0.00072142" calcext:value-type="float">
            <text:p>0.00072142</text:p>
          </table:table-cell>
          <table:table-cell office:value-type="float" office:value="0.00081198" calcext:value-type="float">
            <text:p>0.00081198</text:p>
          </table:table-cell>
          <table:table-cell office:value-type="float" office:value="0.0008267" calcext:value-type="float">
            <text:p>0.0008267</text:p>
          </table:table-cell>
          <table:table-cell office:value-type="float" office:value="0.00074872" calcext:value-type="float">
            <text:p>0.00074872</text:p>
          </table:table-cell>
          <table:table-cell office:value-type="float" office:value="0.00078188" calcext:value-type="float">
            <text:p>0.0007818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UM([.F3:.F102])/100" office:value-type="float" office:value="0.0007991488" calcext:value-type="float">
            <text:p>0.0007991488</text:p>
          </table:table-cell>
        </table:table-row>
        <table:table-row table:style-name="ro1">
          <table:table-cell/>
          <table:table-cell office:value-type="float" office:value="0.00078758" calcext:value-type="float">
            <text:p>0.00078758</text:p>
          </table:table-cell>
          <table:table-cell office:value-type="float" office:value="0.0007284" calcext:value-type="float">
            <text:p>0.0007284</text:p>
          </table:table-cell>
          <table:table-cell office:value-type="float" office:value="0.0008349" calcext:value-type="float">
            <text:p>0.0008349</text:p>
          </table:table-cell>
          <table:table-cell office:value-type="float" office:value="0.00074096" calcext:value-type="float">
            <text:p>0.00074096</text:p>
          </table:table-cell>
          <table:table-cell office:value-type="float" office:value="0.00080958" calcext:value-type="float">
            <text:p>0.00080958</text:p>
          </table:table-cell>
          <table:table-cell office:value-type="float" office:value="0.00050978" calcext:value-type="float">
            <text:p>0.00050978</text:p>
          </table:table-cell>
          <table:table-cell office:value-type="float" office:value="0.00070638" calcext:value-type="float">
            <text:p>0.00070638</text:p>
          </table:table-cell>
          <table:table-cell office:value-type="float" office:value="0.0007863" calcext:value-type="float">
            <text:p>0.0007863</text:p>
          </table:table-cell>
          <table:table-cell office:value-type="float" office:value="0.00080392" calcext:value-type="float">
            <text:p>0.00080392</text:p>
          </table:table-cell>
          <table:table-cell office:value-type="float" office:value="0.00077356" calcext:value-type="float">
            <text:p>0.00077356</text:p>
          </table:table-cell>
          <table:table-cell office:value-type="float" office:value="0.00081076" calcext:value-type="float">
            <text:p>0.00081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81162" calcext:value-type="float">
            <text:p>0.00081162</text:p>
          </table:table-cell>
          <table:table-cell office:value-type="float" office:value="0.00076282" calcext:value-type="float">
            <text:p>0.00076282</text:p>
          </table:table-cell>
          <table:table-cell office:value-type="float" office:value="0.00078854" calcext:value-type="float">
            <text:p>0.00078854</text:p>
          </table:table-cell>
          <table:table-cell office:value-type="float" office:value="0.00075562" calcext:value-type="float">
            <text:p>0.00075562</text:p>
          </table:table-cell>
          <table:table-cell office:value-type="float" office:value="0.00078892" calcext:value-type="float">
            <text:p>0.00078892</text:p>
          </table:table-cell>
          <table:table-cell office:value-type="float" office:value="0.00043358" calcext:value-type="float">
            <text:p>0.00043358</text:p>
          </table:table-cell>
          <table:table-cell office:value-type="float" office:value="0.00066104" calcext:value-type="float">
            <text:p>0.00066104</text:p>
          </table:table-cell>
          <table:table-cell office:value-type="float" office:value="0.00083242" calcext:value-type="float">
            <text:p>0.00083242</text:p>
          </table:table-cell>
          <table:table-cell office:value-type="float" office:value="0.00085168" calcext:value-type="float">
            <text:p>0.00085168</text:p>
          </table:table-cell>
          <table:table-cell office:value-type="float" office:value="0.00077666" calcext:value-type="float">
            <text:p>0.00077666</text:p>
          </table:table-cell>
          <table:table-cell office:value-type="float" office:value="0.00083072" calcext:value-type="float">
            <text:p>0.00083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8215" calcext:value-type="float">
            <text:p>0.0008215</text:p>
          </table:table-cell>
          <table:table-cell office:value-type="float" office:value="0.00077596" calcext:value-type="float">
            <text:p>0.00077596</text:p>
          </table:table-cell>
          <table:table-cell office:value-type="float" office:value="0.0007781" calcext:value-type="float">
            <text:p>0.0007781</text:p>
          </table:table-cell>
          <table:table-cell office:value-type="float" office:value="0.00077186" calcext:value-type="float">
            <text:p>0.00077186</text:p>
          </table:table-cell>
          <table:table-cell office:value-type="float" office:value="0.00071628" calcext:value-type="float">
            <text:p>0.00071628</text:p>
          </table:table-cell>
          <table:table-cell office:value-type="float" office:value="0.00049962" calcext:value-type="float">
            <text:p>0.00049962</text:p>
          </table:table-cell>
          <table:table-cell office:value-type="float" office:value="0.00088862" calcext:value-type="float">
            <text:p>0.00088862</text:p>
          </table:table-cell>
          <table:table-cell office:value-type="float" office:value="0.00074354" calcext:value-type="float">
            <text:p>0.00074354</text:p>
          </table:table-cell>
          <table:table-cell office:value-type="float" office:value="0.00090612" calcext:value-type="float">
            <text:p>0.00090612</text:p>
          </table:table-cell>
          <table:table-cell office:value-type="float" office:value="0.00082348" calcext:value-type="float">
            <text:p>0.00082348</text:p>
          </table:table-cell>
          <table:table-cell office:value-type="float" office:value="0.00077994" calcext:value-type="float">
            <text:p>0.00077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82064" calcext:value-type="float">
            <text:p>0.00082064</text:p>
          </table:table-cell>
          <table:table-cell office:value-type="float" office:value="0.00073848" calcext:value-type="float">
            <text:p>0.00073848</text:p>
          </table:table-cell>
          <table:table-cell office:value-type="float" office:value="0.0007352" calcext:value-type="float">
            <text:p>0.0007352</text:p>
          </table:table-cell>
          <table:table-cell office:value-type="float" office:value="0.00071988" calcext:value-type="float">
            <text:p>0.00071988</text:p>
          </table:table-cell>
          <table:table-cell office:value-type="float" office:value="0.00089306" calcext:value-type="float">
            <text:p>0.00089306</text:p>
          </table:table-cell>
          <table:table-cell office:value-type="float" office:value="0.00044286" calcext:value-type="float">
            <text:p>0.00044286</text:p>
          </table:table-cell>
          <table:table-cell office:value-type="float" office:value="0.0007663" calcext:value-type="float">
            <text:p>0.0007663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074934" calcext:value-type="float">
            <text:p>0.00074934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081642" calcext:value-type="float">
            <text:p>0.00081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79742" calcext:value-type="float">
            <text:p>0.00079742</text:p>
          </table:table-cell>
          <table:table-cell office:value-type="float" office:value="0.00077194" calcext:value-type="float">
            <text:p>0.00077194</text:p>
          </table:table-cell>
          <table:table-cell office:value-type="float" office:value="0.0008166" calcext:value-type="float">
            <text:p>0.0008166</text:p>
          </table:table-cell>
          <table:table-cell office:value-type="float" office:value="0.0007475" calcext:value-type="float">
            <text:p>0.0007475</text:p>
          </table:table-cell>
          <table:table-cell office:value-type="float" office:value="0.00086592" calcext:value-type="float">
            <text:p>0.00086592</text:p>
          </table:table-cell>
          <table:table-cell office:value-type="float" office:value="0.00050016" calcext:value-type="float">
            <text:p>0.00050016</text:p>
          </table:table-cell>
          <table:table-cell office:value-type="float" office:value="0.00086774" calcext:value-type="float">
            <text:p>0.00086774</text:p>
          </table:table-cell>
          <table:table-cell office:value-type="float" office:value="0.0007571" calcext:value-type="float">
            <text:p>0.0007571</text:p>
          </table:table-cell>
          <table:table-cell office:value-type="float" office:value="0.00075182" calcext:value-type="float">
            <text:p>0.00075182</text:p>
          </table:table-cell>
          <table:table-cell office:value-type="float" office:value="0.00081292" calcext:value-type="float">
            <text:p>0.00081292</text:p>
          </table:table-cell>
          <table:table-cell office:value-type="float" office:value="0.00084122" calcext:value-type="float">
            <text:p>0.00084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75706" calcext:value-type="float">
            <text:p>0.00075706</text:p>
          </table:table-cell>
          <table:table-cell office:value-type="float" office:value="0.00077176" calcext:value-type="float">
            <text:p>0.00077176</text:p>
          </table:table-cell>
          <table:table-cell office:value-type="float" office:value="0.00078756" calcext:value-type="float">
            <text:p>0.00078756</text:p>
          </table:table-cell>
          <table:table-cell office:value-type="float" office:value="0.00077994" calcext:value-type="float">
            <text:p>0.00077994</text:p>
          </table:table-cell>
          <table:table-cell office:value-type="float" office:value="0.00084158" calcext:value-type="float">
            <text:p>0.00084158</text:p>
          </table:table-cell>
          <table:table-cell office:value-type="float" office:value="0.00047784" calcext:value-type="float">
            <text:p>0.00047784</text:p>
          </table:table-cell>
          <table:table-cell office:value-type="float" office:value="0.00087434" calcext:value-type="float">
            <text:p>0.00087434</text:p>
          </table:table-cell>
          <table:table-cell office:value-type="float" office:value="0.00080976" calcext:value-type="float">
            <text:p>0.00080976</text:p>
          </table:table-cell>
          <table:table-cell office:value-type="float" office:value="0.00076154" calcext:value-type="float">
            <text:p>0.00076154</text:p>
          </table:table-cell>
          <table:table-cell office:value-type="float" office:value="0.00079126" calcext:value-type="float">
            <text:p>0.00079126</text:p>
          </table:table-cell>
          <table:table-cell office:value-type="float" office:value="0.00077632" calcext:value-type="float">
            <text:p>0.00077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76798" calcext:value-type="float">
            <text:p>0.00076798</text:p>
          </table:table-cell>
          <table:table-cell office:value-type="float" office:value="0.00083146" calcext:value-type="float">
            <text:p>0.00083146</text:p>
          </table:table-cell>
          <table:table-cell office:value-type="float" office:value="0.00080066" calcext:value-type="float">
            <text:p>0.00080066</text:p>
          </table:table-cell>
          <table:table-cell office:value-type="float" office:value="0.00072982" calcext:value-type="float">
            <text:p>0.00072982</text:p>
          </table:table-cell>
          <table:table-cell office:value-type="float" office:value="0.00085204" calcext:value-type="float">
            <text:p>0.00085204</text:p>
          </table:table-cell>
          <table:table-cell office:value-type="float" office:value="0.00050616" calcext:value-type="float">
            <text:p>0.00050616</text:p>
          </table:table-cell>
          <table:table-cell office:value-type="float" office:value="0.0008157" calcext:value-type="float">
            <text:p>0.0008157</text:p>
          </table:table-cell>
          <table:table-cell office:value-type="float" office:value="0.0007868" calcext:value-type="float">
            <text:p>0.0007868</text:p>
          </table:table-cell>
          <table:table-cell office:value-type="float" office:value="0.0008191" calcext:value-type="float">
            <text:p>0.0008191</text:p>
          </table:table-cell>
          <table:table-cell office:value-type="float" office:value="0.00079964" calcext:value-type="float">
            <text:p>0.00079964</text:p>
          </table:table-cell>
          <table:table-cell office:value-type="float" office:value="0.00082604" calcext:value-type="float">
            <text:p>0.00082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7707" calcext:value-type="float">
            <text:p>0.0007707</text:p>
          </table:table-cell>
          <table:table-cell office:value-type="float" office:value="0.00081422" calcext:value-type="float">
            <text:p>0.00081422</text:p>
          </table:table-cell>
          <table:table-cell office:value-type="float" office:value="0.00075694" calcext:value-type="float">
            <text:p>0.00075694</text:p>
          </table:table-cell>
          <table:table-cell office:value-type="float" office:value="0.00073522" calcext:value-type="float">
            <text:p>0.00073522</text:p>
          </table:table-cell>
          <table:table-cell office:value-type="float" office:value="0.00081272" calcext:value-type="float">
            <text:p>0.00081272</text:p>
          </table:table-cell>
          <table:table-cell office:value-type="float" office:value="0.00044606" calcext:value-type="float">
            <text:p>0.00044606</text:p>
          </table:table-cell>
          <table:table-cell office:value-type="float" office:value="0.00076004" calcext:value-type="float">
            <text:p>0.00076004</text:p>
          </table:table-cell>
          <table:table-cell office:value-type="float" office:value="0.00078464" calcext:value-type="float">
            <text:p>0.00078464</text:p>
          </table:table-cell>
          <table:table-cell office:value-type="float" office:value="0.00081574" calcext:value-type="float">
            <text:p>0.00081574</text:p>
          </table:table-cell>
          <table:table-cell office:value-type="float" office:value="0.00087004" calcext:value-type="float">
            <text:p>0.00087004</text:p>
          </table:table-cell>
          <table:table-cell office:value-type="float" office:value="0.00078338" calcext:value-type="float">
            <text:p>0.00078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76092" calcext:value-type="float">
            <text:p>0.00076092</text:p>
          </table:table-cell>
          <table:table-cell office:value-type="float" office:value="0.00077232" calcext:value-type="float">
            <text:p>0.00077232</text:p>
          </table:table-cell>
          <table:table-cell office:value-type="float" office:value="0.00076978" calcext:value-type="float">
            <text:p>0.00076978</text:p>
          </table:table-cell>
          <table:table-cell office:value-type="float" office:value="0.00076382" calcext:value-type="float">
            <text:p>0.00076382</text:p>
          </table:table-cell>
          <table:table-cell office:value-type="float" office:value="0.00081776" calcext:value-type="float">
            <text:p>0.00081776</text:p>
          </table:table-cell>
          <table:table-cell office:value-type="float" office:value="0.00018116" calcext:value-type="float">
            <text:p>0.00018116</text:p>
          </table:table-cell>
          <table:table-cell office:value-type="float" office:value="0.00074998" calcext:value-type="float">
            <text:p>0.00074998</text:p>
          </table:table-cell>
          <table:table-cell office:value-type="float" office:value="0.0008057" calcext:value-type="float">
            <text:p>0.0008057</text:p>
          </table:table-cell>
          <table:table-cell office:value-type="float" office:value="0.00079028" calcext:value-type="float">
            <text:p>0.00079028</text:p>
          </table:table-cell>
          <table:table-cell office:value-type="float" office:value="0.0008492" calcext:value-type="float">
            <text:p>0.0008492</text:p>
          </table:table-cell>
          <table:table-cell office:value-type="float" office:value="0.0008707" calcext:value-type="float">
            <text:p>0.0008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8096" calcext:value-type="float">
            <text:p>0.0008096</text:p>
          </table:table-cell>
          <table:table-cell office:value-type="float" office:value="0.00081022" calcext:value-type="float">
            <text:p>0.00081022</text:p>
          </table:table-cell>
          <table:table-cell office:value-type="float" office:value="0.00087276" calcext:value-type="float">
            <text:p>0.00087276</text:p>
          </table:table-cell>
          <table:table-cell office:value-type="float" office:value="0.00080056" calcext:value-type="float">
            <text:p>0.00080056</text:p>
          </table:table-cell>
          <table:table-cell office:value-type="float" office:value="0.00083756" calcext:value-type="float">
            <text:p>0.00083756</text:p>
          </table:table-cell>
          <table:table-cell office:value-type="float" office:value="0.0004844" calcext:value-type="float">
            <text:p>0.0004844</text:p>
          </table:table-cell>
          <table:table-cell office:value-type="float" office:value="0.00073028" calcext:value-type="float">
            <text:p>0.00073028</text:p>
          </table:table-cell>
          <table:table-cell office:value-type="float" office:value="0.0008278" calcext:value-type="float">
            <text:p>0.0008278</text:p>
          </table:table-cell>
          <table:table-cell office:value-type="float" office:value="0.0008335" calcext:value-type="float">
            <text:p>0.0008335</text:p>
          </table:table-cell>
          <table:table-cell office:value-type="float" office:value="0.00080624" calcext:value-type="float">
            <text:p>0.00080624</text:p>
          </table:table-cell>
          <table:table-cell office:value-type="float" office:value="0.00081632" calcext:value-type="float">
            <text:p>0.00081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76382" calcext:value-type="float">
            <text:p>0.00076382</text:p>
          </table:table-cell>
          <table:table-cell office:value-type="float" office:value="0.0008114" calcext:value-type="float">
            <text:p>0.0008114</text:p>
          </table:table-cell>
          <table:table-cell office:value-type="float" office:value="0.0007767" calcext:value-type="float">
            <text:p>0.0007767</text:p>
          </table:table-cell>
          <table:table-cell office:value-type="float" office:value="0.00080352" calcext:value-type="float">
            <text:p>0.00080352</text:p>
          </table:table-cell>
          <table:table-cell office:value-type="float" office:value="0.00083408" calcext:value-type="float">
            <text:p>0.00083408</text:p>
          </table:table-cell>
          <table:table-cell office:value-type="float" office:value="0.00052654" calcext:value-type="float">
            <text:p>0.00052654</text:p>
          </table:table-cell>
          <table:table-cell office:value-type="float" office:value="0.00070544" calcext:value-type="float">
            <text:p>0.00070544</text:p>
          </table:table-cell>
          <table:table-cell office:value-type="float" office:value="0.00084566" calcext:value-type="float">
            <text:p>0.00084566</text:p>
          </table:table-cell>
          <table:table-cell office:value-type="float" office:value="0.00081528" calcext:value-type="float">
            <text:p>0.00081528</text:p>
          </table:table-cell>
          <table:table-cell office:value-type="float" office:value="0.0008521" calcext:value-type="float">
            <text:p>0.0008521</text:p>
          </table:table-cell>
          <table:table-cell office:value-type="float" office:value="0.00079918" calcext:value-type="float">
            <text:p>0.00079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76192" calcext:value-type="float">
            <text:p>0.00076192</text:p>
          </table:table-cell>
          <table:table-cell office:value-type="float" office:value="0.00079764" calcext:value-type="float">
            <text:p>0.00079764</text:p>
          </table:table-cell>
          <table:table-cell office:value-type="float" office:value="0.00078976" calcext:value-type="float">
            <text:p>0.00078976</text:p>
          </table:table-cell>
          <table:table-cell office:value-type="float" office:value="0.00073882" calcext:value-type="float">
            <text:p>0.00073882</text:p>
          </table:table-cell>
          <table:table-cell office:value-type="float" office:value="0.00079296" calcext:value-type="float">
            <text:p>0.00079296</text:p>
          </table:table-cell>
          <table:table-cell office:value-type="float" office:value="0.00053912" calcext:value-type="float">
            <text:p>0.00053912</text:p>
          </table:table-cell>
          <table:table-cell office:value-type="float" office:value="0.00067476" calcext:value-type="float">
            <text:p>0.00067476</text:p>
          </table:table-cell>
          <table:table-cell office:value-type="float" office:value="0.00083124" calcext:value-type="float">
            <text:p>0.00083124</text:p>
          </table:table-cell>
          <table:table-cell office:value-type="float" office:value="0.00083876" calcext:value-type="float">
            <text:p>0.00083876</text:p>
          </table:table-cell>
          <table:table-cell office:value-type="float" office:value="0.00083732" calcext:value-type="float">
            <text:p>0.00083732</text:p>
          </table:table-cell>
          <table:table-cell office:value-type="float" office:value="0.0008026" calcext:value-type="float">
            <text:p>0.0008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78776" calcext:value-type="float">
            <text:p>0.00078776</text:p>
          </table:table-cell>
          <table:table-cell office:value-type="float" office:value="0.00078084" calcext:value-type="float">
            <text:p>0.00078084</text:p>
          </table:table-cell>
          <table:table-cell office:value-type="float" office:value="0.00084202" calcext:value-type="float">
            <text:p>0.00084202</text:p>
          </table:table-cell>
          <table:table-cell office:value-type="float" office:value="0.00085502" calcext:value-type="float">
            <text:p>0.00085502</text:p>
          </table:table-cell>
          <table:table-cell office:value-type="float" office:value="0.00087162" calcext:value-type="float">
            <text:p>0.00087162</text:p>
          </table:table-cell>
          <table:table-cell office:value-type="float" office:value="0.0005158" calcext:value-type="float">
            <text:p>0.0005158</text:p>
          </table:table-cell>
          <table:table-cell office:value-type="float" office:value="0.00066426" calcext:value-type="float">
            <text:p>0.00066426</text:p>
          </table:table-cell>
          <table:table-cell office:value-type="float" office:value="0.00086892" calcext:value-type="float">
            <text:p>0.00086892</text:p>
          </table:table-cell>
          <table:table-cell office:value-type="float" office:value="0.00082514" calcext:value-type="float">
            <text:p>0.00082514</text:p>
          </table:table-cell>
          <table:table-cell office:value-type="float" office:value="0.0007829" calcext:value-type="float">
            <text:p>0.0007829</text:p>
          </table:table-cell>
          <table:table-cell office:value-type="float" office:value="0.00081122" calcext:value-type="float">
            <text:p>0.00081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81236" calcext:value-type="float">
            <text:p>0.00081236</text:p>
          </table:table-cell>
          <table:table-cell office:value-type="float" office:value="0.00078402" calcext:value-type="float">
            <text:p>0.00078402</text:p>
          </table:table-cell>
          <table:table-cell office:value-type="float" office:value="0.0007571" calcext:value-type="float">
            <text:p>0.0007571</text:p>
          </table:table-cell>
          <table:table-cell office:value-type="float" office:value="0.00075926" calcext:value-type="float">
            <text:p>0.00075926</text:p>
          </table:table-cell>
          <table:table-cell office:value-type="float" office:value="0.00075916" calcext:value-type="float">
            <text:p>0.00075916</text:p>
          </table:table-cell>
          <table:table-cell office:value-type="float" office:value="0.00047156" calcext:value-type="float">
            <text:p>0.00047156</text:p>
          </table:table-cell>
          <table:table-cell office:value-type="float" office:value="0.00069848" calcext:value-type="float">
            <text:p>0.00069848</text:p>
          </table:table-cell>
          <table:table-cell office:value-type="float" office:value="0.00085938" calcext:value-type="float">
            <text:p>0.00085938</text:p>
          </table:table-cell>
          <table:table-cell office:value-type="float" office:value="0.00084622" calcext:value-type="float">
            <text:p>0.00084622</text:p>
          </table:table-cell>
          <table:table-cell office:value-type="float" office:value="0.00084426" calcext:value-type="float">
            <text:p>0.00084426</text:p>
          </table:table-cell>
          <table:table-cell office:value-type="float" office:value="0.0008505" calcext:value-type="float">
            <text:p>0.00085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078574" calcext:value-type="float">
            <text:p>0.00078574</text:p>
          </table:table-cell>
          <table:table-cell office:value-type="float" office:value="0.00087444" calcext:value-type="float">
            <text:p>0.00087444</text:p>
          </table:table-cell>
          <table:table-cell office:value-type="float" office:value="0.00078238" calcext:value-type="float">
            <text:p>0.00078238</text:p>
          </table:table-cell>
          <table:table-cell office:value-type="float" office:value="0.00073626" calcext:value-type="float">
            <text:p>0.000736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79204" calcext:value-type="float">
            <text:p>0.00079204</text:p>
          </table:table-cell>
          <table:table-cell office:value-type="float" office:value="0.0008368" calcext:value-type="float">
            <text:p>0.0008368</text:p>
          </table:table-cell>
          <table:table-cell office:value-type="float" office:value="0.00081348" calcext:value-type="float">
            <text:p>0.00081348</text:p>
          </table:table-cell>
          <table:table-cell office:value-type="float" office:value="0.00087008" calcext:value-type="float">
            <text:p>0.00087008</text:p>
          </table:table-cell>
          <table:table-cell table:number-columns-repeated="7"/>
          <table:table-cell office:value-type="string" calcext:value-type="string">
            <text:p>0.0s</text:p>
          </table:table-cell>
          <table:table-cell table:formula="of:=SUM([.G3:.G22])/20" office:value-type="float" office:value="0.000466181" calcext:value-type="float">
            <text:p>0.000466181</text:p>
          </table:table-cell>
        </table:table-row>
        <table:table-row table:style-name="ro1">
          <table:table-cell table:number-columns-repeated="2"/>
          <table:table-cell office:value-type="float" office:value="0.00082496" calcext:value-type="float">
            <text:p>0.00082496</text:p>
          </table:table-cell>
          <table:table-cell office:value-type="float" office:value="0.00073086" calcext:value-type="float">
            <text:p>0.00073086</text:p>
          </table:table-cell>
          <table:table-cell office:value-type="float" office:value="0.00073584" calcext:value-type="float">
            <text:p>0.00073584</text:p>
          </table:table-cell>
          <table:table-cell office:value-type="float" office:value="0.00082604" calcext:value-type="float">
            <text:p>0.00082604</text:p>
          </table:table-cell>
          <table:table-cell table:number-columns-repeated="7"/>
          <table:table-cell office:value-type="string" calcext:value-type="string">
            <text:p>0.2s</text:p>
          </table:table-cell>
          <table:table-cell table:formula="of:=SUM([.H3:.H22])/20" office:value-type="float" office:value="0.000767783" calcext:value-type="float">
            <text:p>0.000767783</text:p>
          </table:table-cell>
        </table:table-row>
        <table:table-row table:style-name="ro1">
          <table:table-cell table:number-columns-repeated="2"/>
          <table:table-cell office:value-type="float" office:value="0.00081766" calcext:value-type="float">
            <text:p>0.00081766</text:p>
          </table:table-cell>
          <table:table-cell office:value-type="float" office:value="0.00077612" calcext:value-type="float">
            <text:p>0.00077612</text:p>
          </table:table-cell>
          <table:table-cell office:value-type="float" office:value="0.00082056" calcext:value-type="float">
            <text:p>0.00082056</text:p>
          </table:table-cell>
          <table:table-cell office:value-type="float" office:value="0.00082652" calcext:value-type="float">
            <text:p>0.00082652</text:p>
          </table:table-cell>
          <table:table-cell table:number-columns-repeated="7"/>
          <table:table-cell office:value-type="string" calcext:value-type="string">
            <text:p>0.4s</text:p>
          </table:table-cell>
          <table:table-cell table:formula="of:=SUM([.I3:.I22])/20" office:value-type="float" office:value="0.00080412" calcext:value-type="float">
            <text:p>0.00080412</text:p>
          </table:table-cell>
        </table:table-row>
        <table:table-row table:style-name="ro1">
          <table:table-cell table:number-columns-repeated="2"/>
          <table:table-cell office:value-type="float" office:value="0.00080102" calcext:value-type="float">
            <text:p>0.00080102</text:p>
          </table:table-cell>
          <table:table-cell office:value-type="float" office:value="0.0007506" calcext:value-type="float">
            <text:p>0.0007506</text:p>
          </table:table-cell>
          <table:table-cell office:value-type="float" office:value="0.00078018" calcext:value-type="float">
            <text:p>0.00078018</text:p>
          </table:table-cell>
          <table:table-cell office:value-type="float" office:value="0.00081014" calcext:value-type="float">
            <text:p>0.00081014</text:p>
          </table:table-cell>
          <table:table-cell table:number-columns-repeated="7"/>
          <table:table-cell office:value-type="string" calcext:value-type="string">
            <text:p>0.6s</text:p>
          </table:table-cell>
          <table:table-cell table:formula="of:=SUM([.J3:.J22])/20" office:value-type="float" office:value="0.000808901" calcext:value-type="float">
            <text:p>0.000808901</text:p>
          </table:table-cell>
        </table:table-row>
        <table:table-row table:style-name="ro1">
          <table:table-cell table:number-columns-repeated="2"/>
          <table:table-cell office:value-type="float" office:value="0.00079668" calcext:value-type="float">
            <text:p>0.00079668</text:p>
          </table:table-cell>
          <table:table-cell office:value-type="float" office:value="0.00079016" calcext:value-type="float">
            <text:p>0.00079016</text:p>
          </table:table-cell>
          <table:table-cell office:value-type="float" office:value="0.00075854" calcext:value-type="float">
            <text:p>0.00075854</text:p>
          </table:table-cell>
          <table:table-cell office:value-type="float" office:value="0.00080034" calcext:value-type="float">
            <text:p>0.00080034</text:p>
          </table:table-cell>
          <table:table-cell table:number-columns-repeated="7"/>
          <table:table-cell office:value-type="string" calcext:value-type="string">
            <text:p>0.8s</text:p>
          </table:table-cell>
          <table:table-cell table:formula="of:=SUM([.K3:.K22])/20" office:value-type="float" office:value="0.000807738" calcext:value-type="float">
            <text:p>0.000807738</text:p>
          </table:table-cell>
        </table:table-row>
        <table:table-row table:style-name="ro1">
          <table:table-cell table:number-columns-repeated="2"/>
          <table:table-cell office:value-type="float" office:value="0.00076038" calcext:value-type="float">
            <text:p>0.00076038</text:p>
          </table:table-cell>
          <table:table-cell office:value-type="float" office:value="0.0007137" calcext:value-type="float">
            <text:p>0.0007137</text:p>
          </table:table-cell>
          <table:table-cell office:value-type="float" office:value="0.00078472" calcext:value-type="float">
            <text:p>0.00078472</text:p>
          </table:table-cell>
          <table:table-cell office:value-type="float" office:value="0.000843" calcext:value-type="float">
            <text:p>0.000843</text:p>
          </table:table-cell>
          <table:table-cell table:number-columns-repeated="7"/>
          <table:table-cell office:value-type="string" calcext:value-type="string">
            <text:p>1.0s</text:p>
          </table:table-cell>
          <table:table-cell table:formula="of:=SUM([.L3:.L22])/20" office:value-type="float" office:value="0.000805592" calcext:value-type="float">
            <text:p>0.000805592</text:p>
          </table:table-cell>
        </table:table-row>
        <table:table-row table:style-name="ro1">
          <table:table-cell table:number-columns-repeated="2"/>
          <table:table-cell office:value-type="float" office:value="0.00078978" calcext:value-type="float">
            <text:p>0.00078978</text:p>
          </table:table-cell>
          <table:table-cell office:value-type="float" office:value="0.0008753" calcext:value-type="float">
            <text:p>0.0008753</text:p>
          </table:table-cell>
          <table:table-cell office:value-type="float" office:value="0.0007291" calcext:value-type="float">
            <text:p>0.0007291</text:p>
          </table:table-cell>
          <table:table-cell office:value-type="float" office:value="0.00081854" calcext:value-type="float">
            <text:p>0.0008185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80026" calcext:value-type="float">
            <text:p>0.00080026</text:p>
          </table:table-cell>
          <table:table-cell office:value-type="float" office:value="0.00082088" calcext:value-type="float">
            <text:p>0.00082088</text:p>
          </table:table-cell>
          <table:table-cell office:value-type="float" office:value="0.00081804" calcext:value-type="float">
            <text:p>0.00081804</text:p>
          </table:table-cell>
          <table:table-cell office:value-type="float" office:value="0.0008632" calcext:value-type="float">
            <text:p>0.00086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81638" calcext:value-type="float">
            <text:p>0.00081638</text:p>
          </table:table-cell>
          <table:table-cell office:value-type="float" office:value="0.00077654" calcext:value-type="float">
            <text:p>0.00077654</text:p>
          </table:table-cell>
          <table:table-cell office:value-type="float" office:value="0.0007423" calcext:value-type="float">
            <text:p>0.0007423</text:p>
          </table:table-cell>
          <table:table-cell office:value-type="float" office:value="0.00084788" calcext:value-type="float">
            <text:p>0.000847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85032" calcext:value-type="float">
            <text:p>0.00085032</text:p>
          </table:table-cell>
          <table:table-cell office:value-type="float" office:value="0.00083742" calcext:value-type="float">
            <text:p>0.00083742</text:p>
          </table:table-cell>
          <table:table-cell office:value-type="float" office:value="0.00074372" calcext:value-type="float">
            <text:p>0.00074372</text:p>
          </table:table-cell>
          <table:table-cell office:value-type="float" office:value="0.00077408" calcext:value-type="float">
            <text:p>0.0007740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7892" calcext:value-type="float">
            <text:p>0.0007892</text:p>
          </table:table-cell>
          <table:table-cell office:value-type="float" office:value="0.0007566" calcext:value-type="float">
            <text:p>0.0007566</text:p>
          </table:table-cell>
          <table:table-cell office:value-type="float" office:value="0.00073376" calcext:value-type="float">
            <text:p>0.00073376</text:p>
          </table:table-cell>
          <table:table-cell office:value-type="float" office:value="0.0008417" calcext:value-type="float">
            <text:p>0.00084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80256" calcext:value-type="float">
            <text:p>0.00080256</text:p>
          </table:table-cell>
          <table:table-cell office:value-type="float" office:value="0.0008097" calcext:value-type="float">
            <text:p>0.0008097</text:p>
          </table:table-cell>
          <table:table-cell office:value-type="float" office:value="0.00067874" calcext:value-type="float">
            <text:p>0.00067874</text:p>
          </table:table-cell>
          <table:table-cell office:value-type="float" office:value="0.0007602" calcext:value-type="float">
            <text:p>0.0007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8044" calcext:value-type="float">
            <text:p>0.0008044</text:p>
          </table:table-cell>
          <table:table-cell office:value-type="float" office:value="0.00077848" calcext:value-type="float">
            <text:p>0.00077848</text:p>
          </table:table-cell>
          <table:table-cell office:value-type="float" office:value="0.00079446" calcext:value-type="float">
            <text:p>0.00079446</text:p>
          </table:table-cell>
          <table:table-cell office:value-type="float" office:value="0.00078776" calcext:value-type="float">
            <text:p>0.000787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71646" calcext:value-type="float">
            <text:p>0.00071646</text:p>
          </table:table-cell>
          <table:table-cell office:value-type="float" office:value="0.00081476" calcext:value-type="float">
            <text:p>0.00081476</text:p>
          </table:table-cell>
          <table:table-cell office:value-type="float" office:value="0.00075846" calcext:value-type="float">
            <text:p>0.00075846</text:p>
          </table:table-cell>
          <table:table-cell office:value-type="float" office:value="0.00081046" calcext:value-type="float">
            <text:p>0.000810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77122" calcext:value-type="float">
            <text:p>0.00077122</text:p>
          </table:table-cell>
          <table:table-cell office:value-type="float" office:value="0.00078954" calcext:value-type="float">
            <text:p>0.00078954</text:p>
          </table:table-cell>
          <table:table-cell office:value-type="float" office:value="0.00073904" calcext:value-type="float">
            <text:p>0.00073904</text:p>
          </table:table-cell>
          <table:table-cell office:value-type="float" office:value="0.00084672" calcext:value-type="float">
            <text:p>0.000846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7648" calcext:value-type="float">
            <text:p>0.0007648</text:p>
          </table:table-cell>
          <table:table-cell office:value-type="float" office:value="0.00077226" calcext:value-type="float">
            <text:p>0.00077226</text:p>
          </table:table-cell>
          <table:table-cell office:value-type="float" office:value="0.00080988" calcext:value-type="float">
            <text:p>0.00080988</text:p>
          </table:table-cell>
          <table:table-cell office:value-type="float" office:value="0.00075982" calcext:value-type="float">
            <text:p>0.000759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80994" calcext:value-type="float">
            <text:p>0.00080994</text:p>
          </table:table-cell>
          <table:table-cell office:value-type="float" office:value="0.00077596" calcext:value-type="float">
            <text:p>0.00077596</text:p>
          </table:table-cell>
          <table:table-cell office:value-type="float" office:value="0.0006616" calcext:value-type="float">
            <text:p>0.0006616</text:p>
          </table:table-cell>
          <table:table-cell office:value-type="float" office:value="0.00075794" calcext:value-type="float">
            <text:p>0.0007579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79384" calcext:value-type="float">
            <text:p>0.00079384</text:p>
          </table:table-cell>
          <table:table-cell office:value-type="float" office:value="0.0007836" calcext:value-type="float">
            <text:p>0.0007836</text:p>
          </table:table-cell>
          <table:table-cell office:value-type="float" office:value="0.0007525" calcext:value-type="float">
            <text:p>0.0007525</text:p>
          </table:table-cell>
          <table:table-cell office:value-type="float" office:value="0.00093304" calcext:value-type="float">
            <text:p>0.000933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00082106" calcext:value-type="float">
            <text:p>0.00082106</text:p>
          </table:table-cell>
          <table:table-cell office:value-type="float" office:value="0.00082538" calcext:value-type="float">
            <text:p>0.00082538</text:p>
          </table:table-cell>
          <table:table-cell office:value-type="float" office:value="0.0008034" calcext:value-type="float">
            <text:p>0.0008034</text:p>
          </table:table-cell>
          <table:table-cell office:value-type="float" office:value="0.0008076" calcext:value-type="float">
            <text:p>0.00080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82942" calcext:value-type="float">
            <text:p>0.00082942</text:p>
          </table:table-cell>
          <table:table-cell office:value-type="float" office:value="0.00082466" calcext:value-type="float">
            <text:p>0.00082466</text:p>
          </table:table-cell>
          <table:table-cell office:value-type="float" office:value="0.00082808" calcext:value-type="float">
            <text:p>0.000828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7594" calcext:value-type="float">
            <text:p>0.00077594</text:p>
          </table:table-cell>
          <table:table-cell office:value-type="float" office:value="0.0007276" calcext:value-type="float">
            <text:p>0.0007276</text:p>
          </table:table-cell>
          <table:table-cell office:value-type="float" office:value="0.00082952" calcext:value-type="float">
            <text:p>0.000829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7838" calcext:value-type="float">
            <text:p>0.00077838</text:p>
          </table:table-cell>
          <table:table-cell office:value-type="float" office:value="0.00067324" calcext:value-type="float">
            <text:p>0.00067324</text:p>
          </table:table-cell>
          <table:table-cell office:value-type="float" office:value="0.00083828" calcext:value-type="float">
            <text:p>0.000838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2548" calcext:value-type="float">
            <text:p>0.00072548</text:p>
          </table:table-cell>
          <table:table-cell office:value-type="float" office:value="0.00077636" calcext:value-type="float">
            <text:p>0.00077636</text:p>
          </table:table-cell>
          <table:table-cell office:value-type="float" office:value="0.00077838" calcext:value-type="float">
            <text:p>0.000778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83098" calcext:value-type="float">
            <text:p>0.00083098</text:p>
          </table:table-cell>
          <table:table-cell office:value-type="float" office:value="0.00070262" calcext:value-type="float">
            <text:p>0.00070262</text:p>
          </table:table-cell>
          <table:table-cell office:value-type="float" office:value="0.00081902" calcext:value-type="float">
            <text:p>0.000819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871" calcext:value-type="float">
            <text:p>0.0007871</text:p>
          </table:table-cell>
          <table:table-cell office:value-type="float" office:value="0.00071862" calcext:value-type="float">
            <text:p>0.00071862</text:p>
          </table:table-cell>
          <table:table-cell office:value-type="float" office:value="0.0008261" calcext:value-type="float">
            <text:p>0.00082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5124" calcext:value-type="float">
            <text:p>0.00075124</text:p>
          </table:table-cell>
          <table:table-cell office:value-type="float" office:value="0.00078696" calcext:value-type="float">
            <text:p>0.00078696</text:p>
          </table:table-cell>
          <table:table-cell office:value-type="float" office:value="0.0007525" calcext:value-type="float">
            <text:p>0.00075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7108" calcext:value-type="float">
            <text:p>0.00077108</text:p>
          </table:table-cell>
          <table:table-cell office:value-type="float" office:value="0.0007429" calcext:value-type="float">
            <text:p>0.0007429</text:p>
          </table:table-cell>
          <table:table-cell office:value-type="float" office:value="0.00083182" calcext:value-type="float">
            <text:p>0.000831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69118" calcext:value-type="float">
            <text:p>0.00069118</text:p>
          </table:table-cell>
          <table:table-cell office:value-type="float" office:value="0.00076452" calcext:value-type="float">
            <text:p>0.00076452</text:p>
          </table:table-cell>
          <table:table-cell office:value-type="float" office:value="0.00074236" calcext:value-type="float">
            <text:p>0.000742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83542" calcext:value-type="float">
            <text:p>0.00083542</text:p>
          </table:table-cell>
          <table:table-cell office:value-type="float" office:value="0.00078896" calcext:value-type="float">
            <text:p>0.00078896</text:p>
          </table:table-cell>
          <table:table-cell office:value-type="float" office:value="0.00068762" calcext:value-type="float">
            <text:p>0.0006876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8009" calcext:value-type="float">
            <text:p>0.0008009</text:p>
          </table:table-cell>
          <table:table-cell office:value-type="float" office:value="0.00077778" calcext:value-type="float">
            <text:p>0.00077778</text:p>
          </table:table-cell>
          <table:table-cell office:value-type="float" office:value="0.00078578" calcext:value-type="float">
            <text:p>0.000785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505" calcext:value-type="float">
            <text:p>0.0007505</text:p>
          </table:table-cell>
          <table:table-cell office:value-type="float" office:value="0.0007776" calcext:value-type="float">
            <text:p>0.0007776</text:p>
          </table:table-cell>
          <table:table-cell office:value-type="float" office:value="0.00072486" calcext:value-type="float">
            <text:p>0.000724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761" calcext:value-type="float">
            <text:p>0.0007761</text:p>
          </table:table-cell>
          <table:table-cell office:value-type="float" office:value="0.00082704" calcext:value-type="float">
            <text:p>0.00082704</text:p>
          </table:table-cell>
          <table:table-cell office:value-type="float" office:value="0.00075354" calcext:value-type="float">
            <text:p>0.000753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6706" calcext:value-type="float">
            <text:p>0.00076706</text:p>
          </table:table-cell>
          <table:table-cell office:value-type="float" office:value="0.0007831" calcext:value-type="float">
            <text:p>0.0007831</text:p>
          </table:table-cell>
          <table:table-cell office:value-type="float" office:value="0.00078896" calcext:value-type="float">
            <text:p>0.000788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6308" calcext:value-type="float">
            <text:p>0.00076308</text:p>
          </table:table-cell>
          <table:table-cell office:value-type="float" office:value="0.00078994" calcext:value-type="float">
            <text:p>0.00078994</text:p>
          </table:table-cell>
          <table:table-cell office:value-type="float" office:value="0.00074986" calcext:value-type="float">
            <text:p>0.000749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76982" calcext:value-type="float">
            <text:p>0.00076982</text:p>
          </table:table-cell>
          <table:table-cell office:value-type="float" office:value="0.00077492" calcext:value-type="float">
            <text:p>0.00077492</text:p>
          </table:table-cell>
          <table:table-cell office:value-type="float" office:value="0.00085912" calcext:value-type="float">
            <text:p>0.000859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8769" calcext:value-type="float">
            <text:p>0.0008769</text:p>
          </table:table-cell>
          <table:table-cell office:value-type="float" office:value="0.00073352" calcext:value-type="float">
            <text:p>0.00073352</text:p>
          </table:table-cell>
          <table:table-cell office:value-type="float" office:value="0.00079496" calcext:value-type="float">
            <text:p>0.000794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80456" calcext:value-type="float">
            <text:p>0.00080456</text:p>
          </table:table-cell>
          <table:table-cell office:value-type="float" office:value="0.00079896" calcext:value-type="float">
            <text:p>0.00079896</text:p>
          </table:table-cell>
          <table:table-cell office:value-type="float" office:value="0.00079252" calcext:value-type="float">
            <text:p>0.000792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83552" calcext:value-type="float">
            <text:p>0.00083552</text:p>
          </table:table-cell>
          <table:table-cell office:value-type="float" office:value="0.00076614" calcext:value-type="float">
            <text:p>0.00076614</text:p>
          </table:table-cell>
          <table:table-cell office:value-type="float" office:value="0.00076402" calcext:value-type="float">
            <text:p>0.000764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00081256" calcext:value-type="float">
            <text:p>0.00081256</text:p>
          </table:table-cell>
          <table:table-cell office:value-type="float" office:value="0.00075924" calcext:value-type="float">
            <text:p>0.00075924</text:p>
          </table:table-cell>
          <table:table-cell office:value-type="float" office:value="0.00071894" calcext:value-type="float">
            <text:p>0.0007189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6754" calcext:value-type="float">
            <text:p>0.00076754</text:p>
          </table:table-cell>
          <table:table-cell office:value-type="float" office:value="0.00083558" calcext:value-type="float">
            <text:p>0.0008355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2742" calcext:value-type="float">
            <text:p>0.00072742</text:p>
          </table:table-cell>
          <table:table-cell office:value-type="float" office:value="0.00073678" calcext:value-type="float">
            <text:p>0.0007367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80524" calcext:value-type="float">
            <text:p>0.00080524</text:p>
          </table:table-cell>
          <table:table-cell office:value-type="float" office:value="0.00075822" calcext:value-type="float">
            <text:p>0.000758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723" calcext:value-type="float">
            <text:p>0.0007723</text:p>
          </table:table-cell>
          <table:table-cell office:value-type="float" office:value="0.00074614" calcext:value-type="float">
            <text:p>0.0007461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4964" calcext:value-type="float">
            <text:p>0.00074964</text:p>
          </table:table-cell>
          <table:table-cell office:value-type="float" office:value="0.00075556" calcext:value-type="float">
            <text:p>0.0007555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3268" calcext:value-type="float">
            <text:p>0.00073268</text:p>
          </table:table-cell>
          <table:table-cell office:value-type="float" office:value="0.00073904" calcext:value-type="float">
            <text:p>0.0007390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698" calcext:value-type="float">
            <text:p>0.000698</text:p>
          </table:table-cell>
          <table:table-cell office:value-type="float" office:value="0.00081262" calcext:value-type="float">
            <text:p>0.0008126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676" calcext:value-type="float">
            <text:p>0.0007676</text:p>
          </table:table-cell>
          <table:table-cell office:value-type="float" office:value="0.00078764" calcext:value-type="float">
            <text:p>0.0007876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86256" calcext:value-type="float">
            <text:p>0.00086256</text:p>
          </table:table-cell>
          <table:table-cell office:value-type="float" office:value="0.00085584" calcext:value-type="float">
            <text:p>0.0008558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9742" calcext:value-type="float">
            <text:p>0.00079742</text:p>
          </table:table-cell>
          <table:table-cell office:value-type="float" office:value="0.00085342" calcext:value-type="float">
            <text:p>0.0008534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6314" calcext:value-type="float">
            <text:p>0.00076314</text:p>
          </table:table-cell>
          <table:table-cell office:value-type="float" office:value="0.0007802" calcext:value-type="float">
            <text:p>0.00078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69184" calcext:value-type="float">
            <text:p>0.00069184</text:p>
          </table:table-cell>
          <table:table-cell office:value-type="float" office:value="0.000853" calcext:value-type="float">
            <text:p>0.00085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5594" calcext:value-type="float">
            <text:p>0.00075594</text:p>
          </table:table-cell>
          <table:table-cell office:value-type="float" office:value="0.00074764" calcext:value-type="float">
            <text:p>0.0007476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753" calcext:value-type="float">
            <text:p>0.0007753</text:p>
          </table:table-cell>
          <table:table-cell office:value-type="float" office:value="0.00086918" calcext:value-type="float">
            <text:p>0.0008691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732" calcext:value-type="float">
            <text:p>0.0007732</text:p>
          </table:table-cell>
          <table:table-cell office:value-type="float" office:value="0.00084188" calcext:value-type="float">
            <text:p>0.000841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4148" calcext:value-type="float">
            <text:p>0.00074148</text:p>
          </table:table-cell>
          <table:table-cell office:value-type="float" office:value="0.0007882" calcext:value-type="float">
            <text:p>0.00078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68214" calcext:value-type="float">
            <text:p>0.00068214</text:p>
          </table:table-cell>
          <table:table-cell office:value-type="float" office:value="0.00088634" calcext:value-type="float">
            <text:p>0.0008863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7118" calcext:value-type="float">
            <text:p>0.00077118</text:p>
          </table:table-cell>
          <table:table-cell office:value-type="float" office:value="0.00075874" calcext:value-type="float">
            <text:p>0.0007587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5042" calcext:value-type="float">
            <text:p>0.00075042</text:p>
          </table:table-cell>
          <table:table-cell office:value-type="float" office:value="0.00076072" calcext:value-type="float">
            <text:p>0.0007607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007625" calcext:value-type="float">
            <text:p>0.0007625</text:p>
          </table:table-cell>
          <table:table-cell office:value-type="float" office:value="0.00081116" calcext:value-type="float">
            <text:p>0.0008111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8612" calcext:value-type="float">
            <text:p>0.000786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81476" calcext:value-type="float">
            <text:p>0.000814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81944" calcext:value-type="float">
            <text:p>0.000819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3878" calcext:value-type="float">
            <text:p>0.000738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86868" calcext:value-type="float">
            <text:p>0.000868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82826" calcext:value-type="float">
            <text:p>0.000828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88842" calcext:value-type="float">
            <text:p>0.000888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84102" calcext:value-type="float">
            <text:p>0.000841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926" calcext:value-type="float">
            <text:p>0.00079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6676" calcext:value-type="float">
            <text:p>0.000766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82642" calcext:value-type="float">
            <text:p>0.000826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68496" calcext:value-type="float">
            <text:p>0.000684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4254" calcext:value-type="float">
            <text:p>0.000742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2788" calcext:value-type="float">
            <text:p>0.0007278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81272" calcext:value-type="float">
            <text:p>0.000812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5236" calcext:value-type="float">
            <text:p>0.0007523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7452" calcext:value-type="float">
            <text:p>0.0007745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3924" calcext:value-type="float">
            <text:p>0.000739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2832" calcext:value-type="float">
            <text:p>0.000728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00077922" calcext:value-type="float">
            <text:p>0.0007792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8:23:00.206635944</meta:creation-date>
    <dc:date>2017-03-14T19:23:54.306848646</dc:date>
    <meta:editing-duration>PT20M18S</meta:editing-duration>
    <meta:editing-cycles>7</meta:editing-cycles>
    <meta:generator>LibreOffice/5.2.2.2$Linux_X86_64 LibreOffice_project/20m0$Build-2</meta:generator>
    <meta:document-statistic meta:table-count="1" meta:cell-count="4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2cm" svg:y="0.315cm" chart:style-name="ch2">
          <text:p>Test 1</text:p>
        </chart:title>
        <chart:plot-area chart:style-name="ch3" table:cell-range-address="Sheet1.N3:Sheet1.O8" chart:data-source-has-labels="column" svg:x="1.318cm" svg:y="1.288cm" svg:width="14.362cm" svg:height="6.564cm">
          <chartooo:coordinate-region svg:x="2.865cm" svg:y="1.487cm" svg:width="12.516cm" svg:height="5.718cm"/>
          <chart:axis chart:dimension="x" chart:name="primary-x" chart:style-name="ch4" chartooo:axis-type="auto">
            <chartooo:date-scale/>
            <chart:title svg:x="7.965cm" svg:y="8.033cm" chart:style-name="ch5">
              <text:p>Clients</text:p>
            </chart:title>
            <chart:categories table:cell-range-address="Sheet1.N3:Sheet1.N8"/>
          </chart:axis>
          <chart:axis chart:dimension="y" chart:name="primary-y" chart:style-name="ch4">
            <chart:title svg:x="0.451cm" svg:y="5.203cm" chart:style-name="ch6">
              <text:p>Time (s)</text:p>
            </chart:title>
            <chart:grid chart:style-name="ch7" chart:class="major"/>
          </chart:axis>
          <chart:series chart:style-name="ch8" chart:values-cell-range-address="Sheet1.O3:Sheet1.O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3:Sheet1.N8</svg:desc>
                </draw:g>
              </table:table-cell>
              <table:table-cell office:value-type="float" office:value="0.00078282">
                <text:p>0.00078282</text:p>
                <draw:g>
                  <svg:desc>Sheet1.O3:Sheet1.O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86467">
                <text:p>0.0007864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791999">
                <text:p>0.000791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792582333333333">
                <text:p>0.000792582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76214925">
                <text:p>0.000762149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991488">
                <text:p>0.0007991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2cm" svg:y="0.315cm" chart:style-name="ch2">
          <text:p>Test 2</text:p>
        </chart:title>
        <chart:plot-area chart:style-name="ch3" table:cell-range-address="Sheet1.N24:Sheet1.O29" chart:data-source-has-labels="column" svg:x="1.318cm" svg:y="1.288cm" svg:width="14.362cm" svg:height="6.564cm">
          <chartooo:coordinate-region svg:x="2.667cm" svg:y="1.487cm" svg:width="12.668cm" svg:height="5.718cm"/>
          <chart:axis chart:dimension="x" chart:name="primary-x" chart:style-name="ch4" chartooo:axis-type="auto">
            <chartooo:date-scale/>
            <chart:title svg:x="6.834cm" svg:y="8.033cm" chart:style-name="ch5">
              <text:p>Transaction Interval (s)</text:p>
            </chart:title>
            <chart:categories table:cell-range-address="Sheet1.N24:Sheet1.N29"/>
          </chart:axis>
          <chart:axis chart:dimension="y" chart:name="primary-y" chart:style-name="ch4">
            <chart:title svg:x="0.451cm" svg:y="5.203cm" chart:style-name="ch6">
              <text:p>Time (s)</text:p>
            </chart:title>
            <chart:grid chart:style-name="ch7" chart:class="major"/>
          </chart:axis>
          <chart:series chart:style-name="ch8" chart:values-cell-range-address="Sheet1.O24:Sheet1.O2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0.0s</text:p>
                <draw:g>
                  <svg:desc>Sheet1.N24:Sheet1.N29</svg:desc>
                </draw:g>
              </table:table-cell>
              <table:table-cell office:value-type="float" office:value="0.000466181">
                <text:p>0.000466181</text:p>
                <draw:g>
                  <svg:desc>Sheet1.O24:Sheet1.O29</svg:desc>
                </draw:g>
              </table:table-cell>
            </table:table-row>
            <table:table-row>
              <table:table-cell office:value-type="string">
                <text:p>0.2s</text:p>
              </table:table-cell>
              <table:table-cell office:value-type="float" office:value="0.000767783">
                <text:p>0.000767783</text:p>
              </table:table-cell>
            </table:table-row>
            <table:table-row>
              <table:table-cell office:value-type="string">
                <text:p>0.4s</text:p>
              </table:table-cell>
              <table:table-cell office:value-type="float" office:value="0.00080412">
                <text:p>0.00080412</text:p>
              </table:table-cell>
            </table:table-row>
            <table:table-row>
              <table:table-cell office:value-type="string">
                <text:p>0.6s</text:p>
              </table:table-cell>
              <table:table-cell office:value-type="float" office:value="0.000808901">
                <text:p>0.000808901</text:p>
              </table:table-cell>
            </table:table-row>
            <table:table-row>
              <table:table-cell office:value-type="string">
                <text:p>0.8s</text:p>
              </table:table-cell>
              <table:table-cell office:value-type="float" office:value="0.000807738">
                <text:p>0.000807738</text:p>
              </table:table-cell>
            </table:table-row>
            <table:table-row>
              <table:table-cell office:value-type="string">
                <text:p>1.0s</text:p>
              </table:table-cell>
              <table:table-cell office:value-type="float" office:value="0.000805592">
                <text:p>0.000805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